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02in"/>
    </style:style>
    <style:style style:name="co3" style:family="table-column">
      <style:table-column-properties fo:break-before="auto" style:column-width="1.0807in"/>
    </style:style>
    <style:style style:name="co4" style:family="table-column">
      <style:table-column-properties fo:break-before="auto" style:column-width="0.6307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1.2992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0.772in"/>
    </style:style>
    <style:style style:name="co10" style:family="table-column">
      <style:table-column-properties fo:break-before="auto" style:column-width="1.6465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1.003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1"/>
    <style:style style:name="ce2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2">
          <table:table-cell office:value-type="string">
            <text:p>Cogeneration Facilitie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ood</text:p>
          </table:table-cell>
          <table:table-cell table:style-name="ce2" office:value-type="string">
            <text:p>Apparel &amp; Textiles</text:p>
          </table:table-cell>
          <table:table-cell table:style-name="ce2" office:value-type="string">
            <text:p>Wood Products</text:p>
          </table:table-cell>
          <table:table-cell office:value-type="string">
            <text:p>Chemicals</text:p>
          </table:table-cell>
          <table:table-cell table:style-name="ce2" office:value-type="string">
            <text:p>Refining</text:p>
          </table:table-cell>
          <table:table-cell table:style-name="ce2" office:value-type="string">
            <text:p>Plastics &amp; Rubbers</text:p>
          </table:table-cell>
          <table:table-cell table:style-name="ce2" office:value-type="string">
            <text:p>Stone, Clay and Glass</text:p>
          </table:table-cell>
          <table:table-cell table:style-name="ce3" office:value-type="string">
            <text:p>Primary Metals</text:p>
          </table:table-cell>
          <table:table-cell table:style-name="ce2" office:value-type="string">
            <text:p>Fabricated Metals</text:p>
          </table:table-cell>
          <table:table-cell table:style-name="ce2" office:value-type="string">
            <text:p>Machinery</text:p>
          </table:table-cell>
          <table:table-cell table:style-name="ce2" office:value-type="string">
            <text:p>Computers &amp; Electronics</text:p>
          </table:table-cell>
          <table:table-cell table:style-name="ce2" office:value-type="string">
            <text:p>Transportation Equipment</text:p>
          </table:table-cell>
          <table:table-cell table:style-name="ce2" office:value-type="string">
            <text:p>Miscellaneous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27&quot;)" office:value-type="float" office:value="579">
            <text:p>579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29&quot;)" office:value-type="float" office:value="151">
            <text:p>151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40&quot;)" office:value-type="float" office:value="1071">
            <text:p>1071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55&quot;)" office:value-type="float" office:value="680">
            <text:p>680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57&quot;)" office:value-type="float" office:value="230">
            <text:p>230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60&quot;)" office:value-type="float" office:value="136">
            <text:p>136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68&quot;)" office:value-type="float" office:value="11">
            <text:p>11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77&quot;)" office:value-type="float" office:value="172">
            <text:p>172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78&quot;)" office:value-type="float" office:value="26">
            <text:p>26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79&quot;)" office:value-type="float" office:value="54">
            <text:p>54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81&quot;)" office:value-type="float" office:value="40">
            <text:p>40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84&quot;)" office:value-type="float" office:value="51">
            <text:p>51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G87&quot;)" office:value-type="float" office:value="10">
            <text:p>10</text:p>
          </table:table-cell>
          <table:table-cell table:formula="of:=SUM([.B3:.N3])" office:value-type="float" office:value="3211">
            <text:p>3211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17&quot;)" office:value-type="float" office:value="208">
            <text:p>208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20&quot;)" office:value-type="float" office:value="239">
            <text:p>239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25&quot;)" office:value-type="float" office:value="1244">
            <text:p>1244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39&quot;)" office:value-type="float" office:value="460">
            <text:p>460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37&quot;)" office:value-type="float" office:value="188">
            <text:p>188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51&quot;)" office:value-type="float" office:value="52">
            <text:p>52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53&quot;)" office:value-type="float" office:value="26">
            <text:p>26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56&quot;)" office:value-type="float" office:value="125">
            <text:p>125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66&quot;)" office:value-type="float" office:value="55">
            <text:p>55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67&quot;)" office:value-type="float" office:value="11">
            <text:p>11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68&quot;)" office:value-type="float" office:value="68">
            <text:p>68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71&quot;)" office:value-type="float" office:value="61">
            <text:p>61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G73&quot;)" office:value-type="float" office:value="167">
            <text:p>167</text:p>
          </table:table-cell>
          <table:table-cell table:formula="of:=SUM([.B4:.N4])" office:value-type="float" office:value="2904">
            <text:p>2904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17&quot;)" office:value-type="float" office:value="593">
            <text:p>593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24&quot;)" office:value-type="float" office:value="95">
            <text:p>95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28&quot;)" office:value-type="float" office:value="707">
            <text:p>707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41&quot;)" office:value-type="float" office:value="467">
            <text:p>467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38&quot;)" office:value-type="float" office:value="132">
            <text:p>132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58&quot;)" office:value-type="float" office:value="16">
            <text:p>16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59&quot;)" office:value-type="float" office:value="42">
            <text:p>42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66&quot;)" office:value-type="float" office:value="70">
            <text:p>70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77&quot;)" office:value-type="float" office:value="71">
            <text:p>71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78&quot;)" office:value-type="float" office:value="128">
            <text:p>128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79&quot;)" office:value-type="float" office:value="21">
            <text:p>21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82&quot;)" office:value-type="float" office:value="42">
            <text:p>42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G85&quot;)" office:value-type="float" office:value="52">
            <text:p>52</text:p>
          </table:table-cell>
          <table:table-cell table:formula="of:=SUM([.B5:.N5])" office:value-type="float" office:value="2436">
            <text:p>243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18&quot;)" office:value-type="float" office:value="571">
            <text:p>571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28&quot;)" office:value-type="float" office:value="117">
            <text:p>117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32&quot;)" office:value-type="float" office:value="809">
            <text:p>809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45&quot;)" office:value-type="float" office:value="595">
            <text:p>595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42&quot;)" office:value-type="float" office:value="201">
            <text:p>201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62&quot;)" office:value-type="float" office:value="147">
            <text:p>147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63&quot;)" office:value-type="float" office:value="140">
            <text:p>140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72&quot;)" office:value-type="float" office:value="86">
            <text:p>86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85&quot;)" office:value-type="float" office:value="353">
            <text:p>353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86&quot;)" office:value-type="float" office:value="162">
            <text:p>162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87&quot;)" office:value-type="float" office:value="86">
            <text:p>86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90&quot;)" office:value-type="float" office:value="82">
            <text:p>82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G96&quot;)" office:value-type="float" office:value="157">
            <text:p>157</text:p>
          </table:table-cell>
          <table:table-cell table:formula="of:=SUM([.B6:.N6])" office:value-type="float" office:value="3506">
            <text:p>3506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Total Facilitie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ood</text:p>
          </table:table-cell>
          <table:table-cell table:style-name="ce2" office:value-type="string">
            <text:p>Apparel &amp; Textiles</text:p>
          </table:table-cell>
          <table:table-cell table:style-name="ce2" office:value-type="string">
            <text:p>Wood Products</text:p>
          </table:table-cell>
          <table:table-cell office:value-type="string">
            <text:p>Chemicals</text:p>
          </table:table-cell>
          <table:table-cell table:style-name="ce2" office:value-type="string">
            <text:p>Refining</text:p>
          </table:table-cell>
          <table:table-cell table:style-name="ce2" office:value-type="string">
            <text:p>Plastics &amp; Rubbers</text:p>
          </table:table-cell>
          <table:table-cell table:style-name="ce2" office:value-type="string">
            <text:p>Stone, Clay and Glass</text:p>
          </table:table-cell>
          <table:table-cell table:style-name="ce3" office:value-type="string">
            <text:p>Primary Metals</text:p>
          </table:table-cell>
          <table:table-cell table:style-name="ce2" office:value-type="string">
            <text:p>Fabricated Metals</text:p>
          </table:table-cell>
          <table:table-cell table:style-name="ce2" office:value-type="string">
            <text:p>Machinery</text:p>
          </table:table-cell>
          <table:table-cell table:style-name="ce2" office:value-type="string">
            <text:p>Computers &amp; Electronics</text:p>
          </table:table-cell>
          <table:table-cell table:style-name="ce2" office:value-type="string">
            <text:p>Transportation Equipment</text:p>
          </table:table-cell>
          <table:table-cell table:style-name="ce2" office:value-type="string">
            <text:p>Miscellaneous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27&quot;)" office:value-type="float" office:value="17462">
            <text:p>17462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29&quot;)" office:value-type="float" office:value="23651">
            <text:p>23651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40&quot;)" office:value-type="float" office:value="77023">
            <text:p>77023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55&quot;)" office:value-type="float" office:value="11892">
            <text:p>11892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57&quot;)" office:value-type="float" office:value="1988">
            <text:p>1988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60&quot;)" office:value-type="float" office:value="21895">
            <text:p>21895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68&quot;)" office:value-type="float" office:value="746">
            <text:p>746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77&quot;)" office:value-type="float" office:value="7024">
            <text:p>7024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78&quot;)" office:value-type="float" office:value="26236">
            <text:p>26236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79&quot;)" office:value-type="float" office:value="33783">
            <text:p>33783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81&quot;)" office:value-type="float" office:value="12624">
            <text:p>12624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84&quot;)" office:value-type="float" office:value="18741">
            <text:p>18741</text:p>
          </table:table-cell>
          <table:table-cell table:number-matrix-columns-spanned="1" table:number-matrix-rows-spanned="1" table:formula="of:=DDE(&quot;soffice&quot;;&quot;U:\Global Product\USA\Industry\EIA\MECS\Cogeneration\1994_Cogen.ods&quot;;&quot;Sheet1.H87&quot;)" office:value-type="float" office:value="17921">
            <text:p>17921</text:p>
          </table:table-cell>
          <table:table-cell table:formula="of:=SUM([.B10:.N10])" office:value-type="float" office:value="270986">
            <text:p>270986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17&quot;)" office:value-type="float" office:value="17942">
            <text:p>17942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20&quot;)" office:value-type="float" office:value="20946">
            <text:p>20946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25&quot;)" office:value-type="float" office:value="66077">
            <text:p>66077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39&quot;)" office:value-type="float" office:value="11177">
            <text:p>11177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37&quot;)" office:value-type="float" office:value="1841">
            <text:p>1841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51&quot;)" office:value-type="float" office:value="18500">
            <text:p>18500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53&quot;)" office:value-type="float" office:value="12527">
            <text:p>12527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56&quot;)" office:value-type="float" office:value="8078">
            <text:p>8078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66&quot;)" office:value-type="float" office:value="40688">
            <text:p>40688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67&quot;)" office:value-type="float" office:value="19566">
            <text:p>19566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68&quot;)" office:value-type="float" office:value="14945">
            <text:p>14945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71&quot;)" office:value-type="float" office:value="8319">
            <text:p>8319</text:p>
          </table:table-cell>
          <table:table-cell table:number-matrix-columns-spanned="1" table:number-matrix-rows-spanned="1" table:formula="of:=DDE(&quot;soffice&quot;;&quot;U:\Global Product\USA\Industry\EIA\MECS\Cogeneration\1998_Cogen.ods&quot;;&quot;M98_01p1.H73&quot;)" office:value-type="float" office:value="13463">
            <text:p>13463</text:p>
          </table:table-cell>
          <table:table-cell table:formula="of:=SUM([.B11:.N11])" office:value-type="float" office:value="254069">
            <text:p>254069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17&quot;)" office:value-type="float" office:value="18280">
            <text:p>18280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24&quot;)" office:value-type="float" office:value="11794">
            <text:p>11794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28&quot;)" office:value-type="float" office:value="55959">
            <text:p>55959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41&quot;)" office:value-type="float" office:value="13140">
            <text:p>13140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38&quot;)" office:value-type="float" office:value="2046">
            <text:p>2046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58&quot;)" office:value-type="float" office:value="10522">
            <text:p>10522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59&quot;)" office:value-type="float" office:value="13164">
            <text:p>13164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66&quot;)" office:value-type="float" office:value="9324">
            <text:p>9324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77&quot;)" office:value-type="float" office:value="35278">
            <text:p>35278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78&quot;)" office:value-type="float" office:value="17253">
            <text:p>17253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79&quot;)" office:value-type="float" office:value="13681">
            <text:p>13681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82&quot;)" office:value-type="float" office:value="7653">
            <text:p>7653</text:p>
          </table:table-cell>
          <table:table-cell table:number-matrix-columns-spanned="1" table:number-matrix-rows-spanned="1" table:formula="of:=DDE(&quot;soffice&quot;;&quot;U:\Global Product\USA\Industry\EIA\MECS\Cogeneration\2002_Cogen.ods&quot;;&quot;'Table 8.3'.H85&quot;)" office:value-type="float" office:value="15553">
            <text:p>15553</text:p>
          </table:table-cell>
          <table:table-cell table:formula="of:=SUM([.B12:.N12])" office:value-type="float" office:value="223647">
            <text:p>22364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18&quot;)" office:value-type="float" office:value="21805">
            <text:p>21805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28&quot;)" office:value-type="float" office:value="11435">
            <text:p>11435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32&quot;)" office:value-type="float" office:value="55365">
            <text:p>55365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45&quot;)" office:value-type="float" office:value="12415">
            <text:p>12415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42&quot;)" office:value-type="float" office:value="1870">
            <text:p>1870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62&quot;)" office:value-type="float" office:value="9676">
            <text:p>9676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63&quot;)" office:value-type="float" office:value="13440">
            <text:p>13440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72&quot;)" office:value-type="float" office:value="7669">
            <text:p>7669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85&quot;)" office:value-type="float" office:value="35248">
            <text:p>35248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86&quot;)" office:value-type="float" office:value="16134">
            <text:p>16134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87&quot;)" office:value-type="float" office:value="12221">
            <text:p>12221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90&quot;)" office:value-type="float" office:value="8081">
            <text:p>8081</text:p>
          </table:table-cell>
          <table:table-cell table:number-matrix-columns-spanned="1" table:number-matrix-rows-spanned="1" table:formula="of:=DDE(&quot;soffice&quot;;&quot;U:\Global Product\USA\Industry\EIA\MECS\Cogeneration\2006.ods&quot;;&quot;'Table 8.3'.H96&quot;)" office:value-type="float" office:value="15630">
            <text:p>15630</text:p>
          </table:table-cell>
          <table:table-cell table:formula="of:=SUM([.B13:.N13])" office:value-type="float" office:value="220989">
            <text:p>220989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Proportion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ood</text:p>
          </table:table-cell>
          <table:table-cell table:style-name="ce2" office:value-type="string">
            <text:p>Apparel &amp; Textiles</text:p>
          </table:table-cell>
          <table:table-cell table:style-name="ce2" office:value-type="string">
            <text:p>Wood Products</text:p>
          </table:table-cell>
          <table:table-cell office:value-type="string">
            <text:p>Chemicals</text:p>
          </table:table-cell>
          <table:table-cell table:style-name="ce2" office:value-type="string">
            <text:p>Refining</text:p>
          </table:table-cell>
          <table:table-cell table:style-name="ce2" office:value-type="string">
            <text:p>Plastics &amp; Rubbers</text:p>
          </table:table-cell>
          <table:table-cell table:style-name="ce2" office:value-type="string">
            <text:p>Stone, Clay and Glass</text:p>
          </table:table-cell>
          <table:table-cell table:style-name="ce3" office:value-type="string">
            <text:p>Primary Metals</text:p>
          </table:table-cell>
          <table:table-cell table:style-name="ce2" office:value-type="string">
            <text:p>Fabricated Metals</text:p>
          </table:table-cell>
          <table:table-cell table:style-name="ce2" office:value-type="string">
            <text:p>Machinery</text:p>
          </table:table-cell>
          <table:table-cell table:style-name="ce2" office:value-type="string">
            <text:p>Computers &amp; Electronics</text:p>
          </table:table-cell>
          <table:table-cell table:style-name="ce2" office:value-type="string">
            <text:p>Transportation Equipment</text:p>
          </table:table-cell>
          <table:table-cell table:style-name="ce2" office:value-type="string">
            <text:p>Miscellaneous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style-name="ce1" table:formula="of:=[.B3]/[.B10]" office:value-type="percentage" office:value="0.0331577138930249">
            <text:p>3.32%</text:p>
          </table:table-cell>
          <table:table-cell table:style-name="ce1" table:formula="of:=[.C3]/[.C10]" office:value-type="percentage" office:value="0.00638450805462771">
            <text:p>0.64%</text:p>
          </table:table-cell>
          <table:table-cell table:style-name="ce1" table:formula="of:=[.D3]/[.D10]" office:value-type="percentage" office:value="0.0139049374862054">
            <text:p>1.39%</text:p>
          </table:table-cell>
          <table:table-cell table:style-name="ce1" table:formula="of:=[.E3]/[.E10]" office:value-type="percentage" office:value="0.0571812983518332">
            <text:p>5.72%</text:p>
          </table:table-cell>
          <table:table-cell table:style-name="ce1" table:formula="of:=[.F3]/[.F10]" office:value-type="percentage" office:value="0.11569416498994">
            <text:p>11.57%</text:p>
          </table:table-cell>
          <table:table-cell table:style-name="ce1" table:formula="of:=[.G3]/[.G10]" office:value-type="percentage" office:value="0.00621146380452158">
            <text:p>0.62%</text:p>
          </table:table-cell>
          <table:table-cell table:style-name="ce1" table:formula="of:=[.H3]/[.H10]" office:value-type="percentage" office:value="0.014745308310992">
            <text:p>1.47%</text:p>
          </table:table-cell>
          <table:table-cell table:style-name="ce1" table:formula="of:=[.I3]/[.I10]" office:value-type="percentage" office:value="0.0244874715261959">
            <text:p>2.45%</text:p>
          </table:table-cell>
          <table:table-cell table:style-name="ce1" table:formula="of:=[.J3]/[.J10]" office:value-type="percentage" office:value="0.000991004726330233">
            <text:p>0.10%</text:p>
          </table:table-cell>
          <table:table-cell table:style-name="ce1" table:formula="of:=[.K3]/[.K10]" office:value-type="percentage" office:value="0.00159843708374034">
            <text:p>0.16%</text:p>
          </table:table-cell>
          <table:table-cell table:style-name="ce1" table:formula="of:=[.L3]/[.L10]" office:value-type="percentage" office:value="0.00316856780735108">
            <text:p>0.32%</text:p>
          </table:table-cell>
          <table:table-cell table:style-name="ce1" table:formula="of:=[.M3]/[.M10]" office:value-type="percentage" office:value="0.00272130622698895">
            <text:p>0.27%</text:p>
          </table:table-cell>
          <table:table-cell table:style-name="ce1" table:formula="of:=[.N3]/[.N10]" office:value-type="percentage" office:value="0.00055800457563752">
            <text:p>0.06%</text:p>
          </table:table-cell>
          <table:table-cell table:style-name="ce1" table:formula="of:=[.O3]/[.O10]" office:value-type="percentage" office:value="0.01184932062911">
            <text:p>1.18%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style-name="ce1" table:formula="of:=[.B4]/[.B11]" office:value-type="percentage" office:value="0.0115929104893546">
            <text:p>1.16%</text:p>
          </table:table-cell>
          <table:table-cell table:style-name="ce1" table:formula="of:=[.C4]/[.C11]" office:value-type="percentage" office:value="0.0114102931347274">
            <text:p>1.14%</text:p>
          </table:table-cell>
          <table:table-cell table:style-name="ce1" table:formula="of:=[.D4]/[.D11]" office:value-type="percentage" office:value="0.0188265205744813">
            <text:p>1.88%</text:p>
          </table:table-cell>
          <table:table-cell table:style-name="ce1" table:formula="of:=[.E4]/[.E11]" office:value-type="percentage" office:value="0.0411559452446989">
            <text:p>4.12%</text:p>
          </table:table-cell>
          <table:table-cell table:style-name="ce1" table:formula="of:=[.F4]/[.F11]" office:value-type="percentage" office:value="0.102118413905486">
            <text:p>10.21%</text:p>
          </table:table-cell>
          <table:table-cell table:style-name="ce1" table:formula="of:=[.G4]/[.G11]" office:value-type="percentage" office:value="0.00281081081081081">
            <text:p>0.28%</text:p>
          </table:table-cell>
          <table:table-cell table:style-name="ce1" table:formula="of:=[.H4]/[.H11]" office:value-type="percentage" office:value="0.00207551688353157">
            <text:p>0.21%</text:p>
          </table:table-cell>
          <table:table-cell table:style-name="ce1" table:formula="of:=[.I4]/[.I11]" office:value-type="percentage" office:value="0.0154741272592226">
            <text:p>1.55%</text:p>
          </table:table-cell>
          <table:table-cell table:style-name="ce1" table:formula="of:=[.J4]/[.J11]" office:value-type="percentage" office:value="0.00135174990169092">
            <text:p>0.14%</text:p>
          </table:table-cell>
          <table:table-cell table:style-name="ce1" table:formula="of:=[.K4]/[.K11]" office:value-type="percentage" office:value="0.000562199734232853">
            <text:p>0.06%</text:p>
          </table:table-cell>
          <table:table-cell table:style-name="ce1" table:formula="of:=[.L4]/[.L11]" office:value-type="percentage" office:value="0.00455001672800268">
            <text:p>0.46%</text:p>
          </table:table-cell>
          <table:table-cell table:style-name="ce1" table:formula="of:=[.M4]/[.M11]" office:value-type="percentage" office:value="0.00733261209279962">
            <text:p>0.73%</text:p>
          </table:table-cell>
          <table:table-cell table:style-name="ce1" table:formula="of:=[.N4]/[.N11]" office:value-type="percentage" office:value="0.0124043675258115">
            <text:p>1.24%</text:p>
          </table:table-cell>
          <table:table-cell table:style-name="ce1" table:formula="of:=[.O4]/[.O11]" office:value-type="percentage" office:value="0.0114299658754118">
            <text:p>1.14%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style-name="ce1" table:formula="of:=[.B5]/[.B12]" office:value-type="percentage" office:value="0.0324398249452954">
            <text:p>3.24%</text:p>
          </table:table-cell>
          <table:table-cell table:style-name="ce1" table:formula="of:=[.C5]/[.C12]" office:value-type="percentage" office:value="0.00805494319145328">
            <text:p>0.81%</text:p>
          </table:table-cell>
          <table:table-cell table:style-name="ce1" table:formula="of:=[.D5]/[.D12]" office:value-type="percentage" office:value="0.0126342500759485">
            <text:p>1.26%</text:p>
          </table:table-cell>
          <table:table-cell table:style-name="ce1" table:formula="of:=[.E5]/[.E12]" office:value-type="percentage" office:value="0.0355403348554033">
            <text:p>3.55%</text:p>
          </table:table-cell>
          <table:table-cell table:style-name="ce1" table:formula="of:=[.F5]/[.F12]" office:value-type="percentage" office:value="0.0645161290322581">
            <text:p>6.45%</text:p>
          </table:table-cell>
          <table:table-cell table:style-name="ce1" table:formula="of:=[.G5]/[.G12]" office:value-type="percentage" office:value="0.0015206234556168">
            <text:p>0.15%</text:p>
          </table:table-cell>
          <table:table-cell table:style-name="ce1" table:formula="of:=[.H5]/[.H12]" office:value-type="percentage" office:value="0.00319051959890611">
            <text:p>0.32%</text:p>
          </table:table-cell>
          <table:table-cell table:style-name="ce1" table:formula="of:=[.I5]/[.I12]" office:value-type="percentage" office:value="0.00750750750750751">
            <text:p>0.75%</text:p>
          </table:table-cell>
          <table:table-cell table:style-name="ce1" table:formula="of:=[.J5]/[.J12]" office:value-type="percentage" office:value="0.00201258574749135">
            <text:p>0.20%</text:p>
          </table:table-cell>
          <table:table-cell table:style-name="ce1" table:formula="of:=[.K5]/[.K12]" office:value-type="percentage" office:value="0.00741899959427346">
            <text:p>0.74%</text:p>
          </table:table-cell>
          <table:table-cell table:style-name="ce1" table:formula="of:=[.L5]/[.L12]" office:value-type="percentage" office:value="0.00153497551348586">
            <text:p>0.15%</text:p>
          </table:table-cell>
          <table:table-cell table:style-name="ce1" table:formula="of:=[.M5]/[.M12]" office:value-type="percentage" office:value="0.00548804390435124">
            <text:p>0.55%</text:p>
          </table:table-cell>
          <table:table-cell table:style-name="ce1" table:formula="of:=[.N5]/[.N12]" office:value-type="percentage" office:value="0.00334340641676847">
            <text:p>0.33%</text:p>
          </table:table-cell>
          <table:table-cell table:style-name="ce1" table:formula="of:=[.O5]/[.O12]" office:value-type="percentage" office:value="0.0108921648848408">
            <text:p>1.09%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style-name="ce1" table:formula="of:=[.B6]/[.B13]" office:value-type="percentage" office:value="0.0261866544370557">
            <text:p>2.62%</text:p>
          </table:table-cell>
          <table:table-cell table:style-name="ce1" table:formula="of:=[.C6]/[.C13]" office:value-type="percentage" office:value="0.010231744643638">
            <text:p>1.02%</text:p>
          </table:table-cell>
          <table:table-cell table:style-name="ce1" table:formula="of:=[.D6]/[.D13]" office:value-type="percentage" office:value="0.0146121195701255">
            <text:p>1.46%</text:p>
          </table:table-cell>
          <table:table-cell table:style-name="ce1" table:formula="of:=[.E6]/[.E13]" office:value-type="percentage" office:value="0.0479258960934354">
            <text:p>4.79%</text:p>
          </table:table-cell>
          <table:table-cell table:style-name="ce1" table:formula="of:=[.F6]/[.F13]" office:value-type="percentage" office:value="0.107486631016043">
            <text:p>10.75%</text:p>
          </table:table-cell>
          <table:table-cell table:style-name="ce1" table:formula="of:=[.G6]/[.G13]" office:value-type="percentage" office:value="0.0151922281934684">
            <text:p>1.52%</text:p>
          </table:table-cell>
          <table:table-cell table:style-name="ce1" table:formula="of:=[.H6]/[.H13]" office:value-type="percentage" office:value="0.0104166666666667">
            <text:p>1.04%</text:p>
          </table:table-cell>
          <table:table-cell table:style-name="ce1" table:formula="of:=[.I6]/[.I13]" office:value-type="percentage" office:value="0.0112139783544139">
            <text:p>1.12%</text:p>
          </table:table-cell>
          <table:table-cell table:style-name="ce1" table:formula="of:=[.J6]/[.J13]" office:value-type="percentage" office:value="0.0100147526100772">
            <text:p>1.00%</text:p>
          </table:table-cell>
          <table:table-cell table:style-name="ce1" table:formula="of:=[.K6]/[.K13]" office:value-type="percentage" office:value="0.0100409074005206">
            <text:p>1.00%</text:p>
          </table:table-cell>
          <table:table-cell table:style-name="ce1" table:formula="of:=[.L6]/[.L13]" office:value-type="percentage" office:value="0.00703706734309795">
            <text:p>0.70%</text:p>
          </table:table-cell>
          <table:table-cell table:style-name="ce1" table:formula="of:=[.M6]/[.M13]" office:value-type="percentage" office:value="0.0101472590025987">
            <text:p>1.01%</text:p>
          </table:table-cell>
          <table:table-cell table:style-name="ce1" table:formula="of:=[.N6]/[.N13]" office:value-type="percentage" office:value="0.0100447856685861">
            <text:p>1.00%</text:p>
          </table:table-cell>
          <table:table-cell table:style-name="ce1" table:formula="of:=[.O6]/[.O13]" office:value-type="percentage" office:value="0.0158650430564417">
            <text:p>1.59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de-links>
        <table:dde-link>
          <office:dde-source office:dde-application="soffice" office:dde-topic="U:\Global Product\USA\Industry\EIA\MECS\Cogeneration\1994_Cogen.ods" office:dde-item="Sheet1.G27" office:automatic-update="true"/>
          <table:table>
            <table:table-column/>
            <table:table-row>
              <table:table-cell office:value-type="float" office:value="579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29" office:automatic-update="true"/>
          <table:table>
            <table:table-column/>
            <table:table-row>
              <table:table-cell office:value-type="float" office:value="151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40" office:automatic-update="true"/>
          <table:table>
            <table:table-column/>
            <table:table-row>
              <table:table-cell office:value-type="float" office:value="1071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55" office:automatic-update="true"/>
          <table:table>
            <table:table-column/>
            <table:table-row>
              <table:table-cell office:value-type="float" office:value="680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57" office:automatic-update="true"/>
          <table:table>
            <table:table-column/>
            <table:table-row>
              <table:table-cell office:value-type="float" office:value="230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60" office:automatic-update="true"/>
          <table:table>
            <table:table-column/>
            <table:table-row>
              <table:table-cell office:value-type="float" office:value="136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68" office:automatic-update="true"/>
          <table:table>
            <table:table-column/>
            <table:table-row>
              <table:table-cell office:value-type="float" office:value="11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77" office:automatic-update="true"/>
          <table:table>
            <table:table-column/>
            <table:table-row>
              <table:table-cell office:value-type="float" office:value="172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78" office:automatic-update="true"/>
          <table:table>
            <table:table-column/>
            <table:table-row>
              <table:table-cell office:value-type="float" office:value="26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79" office:automatic-update="true"/>
          <table:table>
            <table:table-column/>
            <table:table-row>
              <table:table-cell office:value-type="float" office:value="54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81" office:automatic-update="true"/>
          <table:table>
            <table:table-column/>
            <table:table-row>
              <table:table-cell office:value-type="float" office:value="40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84" office:automatic-update="true"/>
          <table:table>
            <table:table-column/>
            <table:table-row>
              <table:table-cell office:value-type="float" office:value="51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G87" office:automatic-update="true"/>
          <table:table>
            <table:table-column/>
            <table:table-row>
              <table:table-cell office:value-type="float" office:value="10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17" office:automatic-update="true"/>
          <table:table>
            <table:table-column/>
            <table:table-row>
              <table:table-cell office:value-type="float" office:value="208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20" office:automatic-update="true"/>
          <table:table>
            <table:table-column/>
            <table:table-row>
              <table:table-cell office:value-type="float" office:value="239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25" office:automatic-update="true"/>
          <table:table>
            <table:table-column/>
            <table:table-row>
              <table:table-cell office:value-type="float" office:value="1244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39" office:automatic-update="true"/>
          <table:table>
            <table:table-column/>
            <table:table-row>
              <table:table-cell office:value-type="float" office:value="460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37" office:automatic-update="true"/>
          <table:table>
            <table:table-column/>
            <table:table-row>
              <table:table-cell office:value-type="float" office:value="188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51" office:automatic-update="true"/>
          <table:table>
            <table:table-column/>
            <table:table-row>
              <table:table-cell office:value-type="float" office:value="52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53" office:automatic-update="true"/>
          <table:table>
            <table:table-column/>
            <table:table-row>
              <table:table-cell office:value-type="float" office:value="26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56" office:automatic-update="true"/>
          <table:table>
            <table:table-column/>
            <table:table-row>
              <table:table-cell office:value-type="float" office:value="125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66" office:automatic-update="true"/>
          <table:table>
            <table:table-column/>
            <table:table-row>
              <table:table-cell office:value-type="float" office:value="55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67" office:automatic-update="true"/>
          <table:table>
            <table:table-column/>
            <table:table-row>
              <table:table-cell office:value-type="float" office:value="11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68" office:automatic-update="true"/>
          <table:table>
            <table:table-column/>
            <table:table-row>
              <table:table-cell office:value-type="float" office:value="68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71" office:automatic-update="true"/>
          <table:table>
            <table:table-column/>
            <table:table-row>
              <table:table-cell office:value-type="float" office:value="61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G73" office:automatic-update="true"/>
          <table:table>
            <table:table-column/>
            <table:table-row>
              <table:table-cell office:value-type="float" office:value="167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17" office:automatic-update="true"/>
          <table:table>
            <table:table-column/>
            <table:table-row>
              <table:table-cell office:value-type="float" office:value="593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24" office:automatic-update="true"/>
          <table:table>
            <table:table-column/>
            <table:table-row>
              <table:table-cell office:value-type="float" office:value="95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28" office:automatic-update="true"/>
          <table:table>
            <table:table-column/>
            <table:table-row>
              <table:table-cell office:value-type="float" office:value="707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41" office:automatic-update="true"/>
          <table:table>
            <table:table-column/>
            <table:table-row>
              <table:table-cell office:value-type="float" office:value="467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38" office:automatic-update="true"/>
          <table:table>
            <table:table-column/>
            <table:table-row>
              <table:table-cell office:value-type="float" office:value="132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58" office:automatic-update="true"/>
          <table:table>
            <table:table-column/>
            <table:table-row>
              <table:table-cell office:value-type="float" office:value="16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59" office:automatic-update="true"/>
          <table:table>
            <table:table-column/>
            <table:table-row>
              <table:table-cell office:value-type="float" office:value="42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66" office:automatic-update="true"/>
          <table:table>
            <table:table-column/>
            <table:table-row>
              <table:table-cell office:value-type="float" office:value="70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77" office:automatic-update="true"/>
          <table:table>
            <table:table-column/>
            <table:table-row>
              <table:table-cell office:value-type="float" office:value="71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78" office:automatic-update="true"/>
          <table:table>
            <table:table-column/>
            <table:table-row>
              <table:table-cell office:value-type="float" office:value="128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79" office:automatic-update="true"/>
          <table:table>
            <table:table-column/>
            <table:table-row>
              <table:table-cell office:value-type="float" office:value="21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82" office:automatic-update="true"/>
          <table:table>
            <table:table-column/>
            <table:table-row>
              <table:table-cell office:value-type="float" office:value="42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G85" office:automatic-update="true"/>
          <table:table>
            <table:table-column/>
            <table:table-row>
              <table:table-cell office:value-type="float" office:value="52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18" office:automatic-update="true"/>
          <table:table>
            <table:table-column/>
            <table:table-row>
              <table:table-cell office:value-type="float" office:value="571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28" office:automatic-update="true"/>
          <table:table>
            <table:table-column/>
            <table:table-row>
              <table:table-cell office:value-type="float" office:value="117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32" office:automatic-update="true"/>
          <table:table>
            <table:table-column/>
            <table:table-row>
              <table:table-cell office:value-type="float" office:value="809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45" office:automatic-update="true"/>
          <table:table>
            <table:table-column/>
            <table:table-row>
              <table:table-cell office:value-type="float" office:value="595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42" office:automatic-update="true"/>
          <table:table>
            <table:table-column/>
            <table:table-row>
              <table:table-cell office:value-type="float" office:value="201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62" office:automatic-update="true"/>
          <table:table>
            <table:table-column/>
            <table:table-row>
              <table:table-cell office:value-type="float" office:value="147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63" office:automatic-update="true"/>
          <table:table>
            <table:table-column/>
            <table:table-row>
              <table:table-cell office:value-type="float" office:value="140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72" office:automatic-update="true"/>
          <table:table>
            <table:table-column/>
            <table:table-row>
              <table:table-cell office:value-type="float" office:value="86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85" office:automatic-update="true"/>
          <table:table>
            <table:table-column/>
            <table:table-row>
              <table:table-cell office:value-type="float" office:value="353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86" office:automatic-update="true"/>
          <table:table>
            <table:table-column/>
            <table:table-row>
              <table:table-cell office:value-type="float" office:value="162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87" office:automatic-update="true"/>
          <table:table>
            <table:table-column/>
            <table:table-row>
              <table:table-cell office:value-type="float" office:value="86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90" office:automatic-update="true"/>
          <table:table>
            <table:table-column/>
            <table:table-row>
              <table:table-cell office:value-type="float" office:value="82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G96" office:automatic-update="true"/>
          <table:table>
            <table:table-column/>
            <table:table-row>
              <table:table-cell office:value-type="float" office:value="157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27" office:automatic-update="true"/>
          <table:table>
            <table:table-column/>
            <table:table-row>
              <table:table-cell office:value-type="float" office:value="17462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17" office:automatic-update="true"/>
          <table:table>
            <table:table-column/>
            <table:table-row>
              <table:table-cell office:value-type="float" office:value="17942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17" office:automatic-update="true"/>
          <table:table>
            <table:table-column/>
            <table:table-row>
              <table:table-cell office:value-type="float" office:value="18280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18" office:automatic-update="true"/>
          <table:table>
            <table:table-column/>
            <table:table-row>
              <table:table-cell office:value-type="float" office:value="21805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29" office:automatic-update="true"/>
          <table:table>
            <table:table-column/>
            <table:table-row>
              <table:table-cell office:value-type="float" office:value="23651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20" office:automatic-update="true"/>
          <table:table>
            <table:table-column/>
            <table:table-row>
              <table:table-cell office:value-type="float" office:value="20946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24" office:automatic-update="true"/>
          <table:table>
            <table:table-column/>
            <table:table-row>
              <table:table-cell office:value-type="float" office:value="11794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28" office:automatic-update="true"/>
          <table:table>
            <table:table-column/>
            <table:table-row>
              <table:table-cell office:value-type="float" office:value="11435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40" office:automatic-update="true"/>
          <table:table>
            <table:table-column/>
            <table:table-row>
              <table:table-cell office:value-type="float" office:value="77023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25" office:automatic-update="true"/>
          <table:table>
            <table:table-column/>
            <table:table-row>
              <table:table-cell office:value-type="float" office:value="66077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28" office:automatic-update="true"/>
          <table:table>
            <table:table-column/>
            <table:table-row>
              <table:table-cell office:value-type="float" office:value="55959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32" office:automatic-update="true"/>
          <table:table>
            <table:table-column/>
            <table:table-row>
              <table:table-cell office:value-type="float" office:value="55365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55" office:automatic-update="true"/>
          <table:table>
            <table:table-column/>
            <table:table-row>
              <table:table-cell office:value-type="float" office:value="11892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39" office:automatic-update="true"/>
          <table:table>
            <table:table-column/>
            <table:table-row>
              <table:table-cell office:value-type="float" office:value="11177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41" office:automatic-update="true"/>
          <table:table>
            <table:table-column/>
            <table:table-row>
              <table:table-cell office:value-type="float" office:value="13140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45" office:automatic-update="true"/>
          <table:table>
            <table:table-column/>
            <table:table-row>
              <table:table-cell office:value-type="float" office:value="12415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57" office:automatic-update="true"/>
          <table:table>
            <table:table-column/>
            <table:table-row>
              <table:table-cell office:value-type="float" office:value="1988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38" office:automatic-update="true"/>
          <table:table>
            <table:table-column/>
            <table:table-row>
              <table:table-cell office:value-type="float" office:value="2046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42" office:automatic-update="true"/>
          <table:table>
            <table:table-column/>
            <table:table-row>
              <table:table-cell office:value-type="float" office:value="1870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60" office:automatic-update="true"/>
          <table:table>
            <table:table-column/>
            <table:table-row>
              <table:table-cell office:value-type="float" office:value="21895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51" office:automatic-update="true"/>
          <table:table>
            <table:table-column/>
            <table:table-row>
              <table:table-cell office:value-type="float" office:value="18500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58" office:automatic-update="true"/>
          <table:table>
            <table:table-column/>
            <table:table-row>
              <table:table-cell office:value-type="float" office:value="10522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62" office:automatic-update="true"/>
          <table:table>
            <table:table-column/>
            <table:table-row>
              <table:table-cell office:value-type="float" office:value="9676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68" office:automatic-update="true"/>
          <table:table>
            <table:table-column/>
            <table:table-row>
              <table:table-cell office:value-type="float" office:value="746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53" office:automatic-update="true"/>
          <table:table>
            <table:table-column/>
            <table:table-row>
              <table:table-cell office:value-type="float" office:value="12527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59" office:automatic-update="true"/>
          <table:table>
            <table:table-column/>
            <table:table-row>
              <table:table-cell office:value-type="float" office:value="13164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63" office:automatic-update="true"/>
          <table:table>
            <table:table-column/>
            <table:table-row>
              <table:table-cell office:value-type="float" office:value="13440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77" office:automatic-update="true"/>
          <table:table>
            <table:table-column/>
            <table:table-row>
              <table:table-cell office:value-type="float" office:value="7024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56" office:automatic-update="true"/>
          <table:table>
            <table:table-column/>
            <table:table-row>
              <table:table-cell office:value-type="float" office:value="8078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66" office:automatic-update="true"/>
          <table:table>
            <table:table-column/>
            <table:table-row>
              <table:table-cell office:value-type="float" office:value="9324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72" office:automatic-update="true"/>
          <table:table>
            <table:table-column/>
            <table:table-row>
              <table:table-cell office:value-type="float" office:value="7669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78" office:automatic-update="true"/>
          <table:table>
            <table:table-column/>
            <table:table-row>
              <table:table-cell office:value-type="float" office:value="26236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66" office:automatic-update="true"/>
          <table:table>
            <table:table-column/>
            <table:table-row>
              <table:table-cell office:value-type="float" office:value="40688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77" office:automatic-update="true"/>
          <table:table>
            <table:table-column/>
            <table:table-row>
              <table:table-cell office:value-type="float" office:value="35278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85" office:automatic-update="true"/>
          <table:table>
            <table:table-column/>
            <table:table-row>
              <table:table-cell office:value-type="float" office:value="35248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79" office:automatic-update="true"/>
          <table:table>
            <table:table-column/>
            <table:table-row>
              <table:table-cell office:value-type="float" office:value="33783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67" office:automatic-update="true"/>
          <table:table>
            <table:table-column/>
            <table:table-row>
              <table:table-cell office:value-type="float" office:value="19566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78" office:automatic-update="true"/>
          <table:table>
            <table:table-column/>
            <table:table-row>
              <table:table-cell office:value-type="float" office:value="17253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86" office:automatic-update="true"/>
          <table:table>
            <table:table-column/>
            <table:table-row>
              <table:table-cell office:value-type="float" office:value="16134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81" office:automatic-update="true"/>
          <table:table>
            <table:table-column/>
            <table:table-row>
              <table:table-cell office:value-type="float" office:value="12624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68" office:automatic-update="true"/>
          <table:table>
            <table:table-column/>
            <table:table-row>
              <table:table-cell office:value-type="float" office:value="14945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79" office:automatic-update="true"/>
          <table:table>
            <table:table-column/>
            <table:table-row>
              <table:table-cell office:value-type="float" office:value="13681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87" office:automatic-update="true"/>
          <table:table>
            <table:table-column/>
            <table:table-row>
              <table:table-cell office:value-type="float" office:value="12221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84" office:automatic-update="true"/>
          <table:table>
            <table:table-column/>
            <table:table-row>
              <table:table-cell office:value-type="float" office:value="18741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71" office:automatic-update="true"/>
          <table:table>
            <table:table-column/>
            <table:table-row>
              <table:table-cell office:value-type="float" office:value="8319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82" office:automatic-update="true"/>
          <table:table>
            <table:table-column/>
            <table:table-row>
              <table:table-cell office:value-type="float" office:value="7653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90" office:automatic-update="true"/>
          <table:table>
            <table:table-column/>
            <table:table-row>
              <table:table-cell office:value-type="float" office:value="8081"/>
            </table:table-row>
          </table:table>
        </table:dde-link>
        <table:dde-link>
          <office:dde-source office:dde-application="soffice" office:dde-topic="U:\Global Product\USA\Industry\EIA\MECS\Cogeneration\1994_Cogen.ods" office:dde-item="Sheet1.H87" office:automatic-update="true"/>
          <table:table>
            <table:table-column/>
            <table:table-row>
              <table:table-cell office:value-type="float" office:value="17921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73" office:automatic-update="true"/>
          <table:table>
            <table:table-column/>
            <table:table-row>
              <table:table-cell office:value-type="float" office:value="13463"/>
            </table:table-row>
          </table:table>
        </table:dde-link>
        <table:dde-link>
          <office:dde-source office:dde-application="soffice" office:dde-topic="U:\Global Product\USA\Industry\EIA\MECS\Cogeneration\2002_Cogen.ods" office:dde-item="'Table 8.3'.H85" office:automatic-update="true"/>
          <table:table>
            <table:table-column/>
            <table:table-row>
              <table:table-cell office:value-type="float" office:value="15553"/>
            </table:table-row>
          </table:table>
        </table:dde-link>
        <table:dde-link>
          <office:dde-source office:dde-application="soffice" office:dde-topic="U:\Global Product\USA\Industry\EIA\MECS\Cogeneration\2006.ods" office:dde-item="'Table 8.3'.H96" office:automatic-update="true"/>
          <table:table>
            <table:table-column/>
            <table:table-row>
              <table:table-cell office:value-type="float" office:value="15630"/>
            </table:table-row>
          </table:table>
        </table:dde-link>
        <table:dde-link>
          <office:dde-source office:dde-application="soffice" office:dde-topic="U:\Global Product\USA\Industry\EIA\MECS\Cogeneration\1998_Cogen.ods" office:dde-item="M98_01p1.H37" office:automatic-update="true"/>
          <table:table>
            <table:table-column/>
            <table:table-row>
              <table:table-cell office:value-type="float" office:value="1841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1" number:min-integer-digits="1"/>
      <number:text> </number:text>
    </number:number-style>
    <number:number-style style:name="N143">
      <number:number number:decimal-places="1" number:min-integer-digits="1" number:grouping="true"/>
    </number:number-style>
    <number:number-style style:name="N144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7/19/2012</text:date>, <text:time>13:0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8T14:51:58.43</meta:creation-date>
    <dc:date>2012-07-19T13:04:31.19</dc:date>
    <meta:editing-duration>PT1H17M20S</meta:editing-duration>
    <meta:editing-cycles>4</meta:editing-cycles>
    <meta:generator>OpenOffice.org/3.4$Win32 OpenOffice.org_project/340m1$Build-9590</meta:generator>
    <meta:document-statistic meta:table-count="3" meta:cell-count="225" meta:object-count="0"/>
  </office:meta>
</office:document-meta>
</file>